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Capo Mangi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po0</text:p>
          </table:table-cell>
          <table:table-cell office:value-type="string" calcext:value-type="string">
            <text:p>?[{"q":"player.completedQuest('capo')","v":1},{"q":"player.hasQuest('capo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1</text:p>
          </table:table-cell>
          <table:table-cell office:value-type="string" calcext:value-type="string">
            <text:p>targ_ISMOVING:true&amp;_TEXT:capo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2</text:p>
          </table:table-cell>
          <table:table-cell office:value-type="string" calcext:value-type="string">
            <text:p>targ_ISMOVING:true&amp;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4</text:p>
          </table:table-cell>
          <table:table-cell office:value-type="string" calcext:value-type="string">
            <text:p>_TEXT:capo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5</text:p>
          </table:table-cell>
          <table:table-cell office:value-type="string" calcext:value-type="string">
            <text:p>_TEXT:capo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6</text:p>
          </table:table-cell>
          <table:table-cell office:value-type="string" calcext:value-type="string">
            <text:p>_CHALLENGE:cap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7</text:p>
          </table:table-cell>
          <table:table-cell office:value-type="string" calcext:value-type="string">
            <text:p>targ_ISMOVING:true&amp;_STARTQUEST:capo&amp;_TEXT:capo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8</text:p>
          </table:table-cell>
          <table:table-cell office:value-type="string" calcext:value-type="string">
            <text:p>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1</text:p>
          </table:table-cell>
          <table:table-cell office:value-type="string" calcext:value-type="string">
            <text:p>_TEXT:capoNoSau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2</text:p>
          </table:table-cell>
          <table:table-cell office:value-type="string" calcext:value-type="string">
            <text:p>_CUSTOM:CHALCA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3</text:p>
          </table:table-cell>
          <table:table-cell office:value-type="string" calcext:value-type="string">
            <text:p>_TEXT:capoGoodSauce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1},{"q":"player.hasQuest('hungyboy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targ_ISMOVING:true&amp;_TEXT:hungryBoyWo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targ_ISMOVING:true&amp;_TEXT:hungryBoyOffer2,hungryBoyYes2,hungryBoyNo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4</text:p>
          </table:table-cell>
          <table:table-cell office:value-type="string" calcext:value-type="string">
            <text:p>_TEXT:hungryBoyRejec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5</text:p>
          </table:table-cell>
          <table:table-cell office:value-type="string" calcext:value-type="string">
            <text:p>_TEXT:hungryBoyAccep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6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7</text:p>
          </table:table-cell>
          <table:table-cell office:value-type="string" calcext:value-type="string">
            <text:p>targ_ISMOVING:true&amp;_STARTQUEST:hungyboy&amp;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8</text:p>
          </table:table-cell>
          <table:table-cell office:value-type="string" calcext:value-type="string">
            <text:p>_TEXT:hungryBoy2,hungryBoyYes,hungryBoy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9</text:p>
          </table:table-cell>
          <table:table-cell office:value-type="string" calcext:value-type="string">
            <text:p>?[{"q":"d===0","v":11},{"q":"d===1","v":10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0</text:p>
          </table:table-cell>
          <table:table-cell office:value-type="string" calcext:value-type="string">
            <text:p>_TEXT:hungryBoy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1</text:p>
          </table:table-cell>
          <table:table-cell office:value-type="string" calcext:value-type="string">
            <text:p>_TEXT:hungryBoy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2</text:p>
          </table:table-cell>
          <table:table-cell office:value-type="string" calcext:value-type="string">
            <text:p>_CHALLENGE:hung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1</text:p>
          </table:table-cell>
          <table:table-cell office:value-type="string" calcext:value-type="string">
            <text:p>_TEXT:hungryBoyNothin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2</text:p>
          </table:table-cell>
          <table:table-cell office:value-type="string" calcext:value-type="string">
            <text:p>_CUSTOM:CHALH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_done3</text:p>
          </table:table-cell>
          <table:table-cell office:value-type="string" calcext:value-type="string">
            <text:p>_TEXT:hungryBoyFed(1-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2-28T18:11:51.460000000</dc:date>
    <meta:editing-duration>P125DT16H49M36S</meta:editing-duration>
    <meta:editing-cycles>861</meta:editing-cycles>
    <meta:generator>LibreOffice/7.1.0.3$Windows_X86_64 LibreOffice_project/f6099ecf3d29644b5008cc8f48f42f4a40986e4c</meta:generator>
    <meta:document-statistic meta:table-count="3" meta:cell-count="1797" meta:object-count="0"/>
  </office:meta>
</office:document-meta>
</file>